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Helvetica, FreeSans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7">
      <style:paragraph-properties fo:text-align="justify" style:justify-single-word="false"/>
    </style:style>
    <style:style style:name="P5" style:family="paragraph" style:parent-style-name="Text_20_body" style:list-style-name="L8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4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4">
      <style:paragraph-properties fo:text-align="justify" style:justify-single-word="false"/>
      <style:text-properties fo:font-variant="normal" fo:text-transform="none" fo:color="#333333" style:font-name="Arial1" fo:font-size="11.25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ext_20_body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list-style-name="L11">
      <style:paragraph-properties fo:text-align="start" style:justify-single-word="false"/>
    </style:style>
    <style:style style:name="P14" style:family="paragraph" style:parent-style-name="Text_20_body" style:list-style-name="L7">
      <style:paragraph-properties fo:text-align="start" style:justify-single-word="false"/>
    </style:style>
    <style:style style:name="P15" style:family="paragraph" style:parent-style-name="Text_20_body">
      <style:paragraph-properties fo:margin-left="0cm" fo:margin-right="0cm" style:line-height-at-least="0.529cm" fo:text-indent="0cm" style:auto-text-indent="false"/>
      <style:text-properties fo:font-variant="normal" fo:text-transform="none" fo:color="#333333" style:font-name="Arial1" fo:font-size="11.25pt" fo:letter-spacing="normal" fo:font-style="normal" fo:font-weight="normal"/>
    </style:style>
    <style:style style:name="P16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fo:color="#771100" style:text-line-through-style="none" style:font-name="Arial1" fo:font-size="11.25pt" fo:letter-spacing="normal" fo:language="zxx" fo:country="none" fo:font-style="normal" style:text-underline-style="none" fo:font-weight="normal" style:text-blinking="false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font-variant="normal" fo:text-transform="none" fo:color="#771100" style:text-line-through-style="none" style:font-name="Arial1" fo:font-size="11.2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variant="normal" fo:text-transform="none" fo:color="#000000" style:text-line-through-style="none" style:font-name="Arial1" fo:letter-spacing="normal" fo:font-style="normal" style:text-underline-style="none" style:text-blinking="false"/>
    </style:style>
    <style:style style:name="T4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variant="normal" fo:text-transform="none" fo:color="#000000" style:text-line-through-style="none" fo:letter-spacing="normal" fo:language="zxx" fo:country="none" fo:font-style="normal" style:text-underline-style="none" style:text-blinking="false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style:text-blinking="fals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bold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language="zxx" fo:country="none" fo:font-style="normal" style:text-underline-style="none" fo:font-weight="normal" style:text-blinking="fals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font-variant="normal" fo:text-transform="none" fo:color="#000000" style:text-line-through-style="none" style:font-name="Times New Roman" fo:font-size="12pt" fo:letter-spacing="normal" fo:language="zxx" fo:country="none" fo:font-style="normal" style:text-underline-style="none" fo:font-weight="bold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fo:font-variant="normal" fo:text-transform="none" fo:color="#000000" style:text-line-through-style="none" style:font-name="Times New Roman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variant="normal" fo:text-transform="none" fo:color="#333333" style:text-line-through-style="none" style:font-name="Arial1" fo:font-size="11.25pt" fo:letter-spacing="normal" fo:language="zxx" fo:country="none" fo:font-style="normal" style:text-underline-style="none" fo:font-weight="normal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fo:font-variant="normal" fo:text-transform="none" fo:color="#333333" style:text-line-through-style="none" style:font-name="Arial1" fo:font-size="11.2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font-variant="normal" fo:text-transform="none" fo:color="#333333" style:text-line-through-style="none" style:font-name="Arial1" fo:font-size="11.25pt" fo:letter-spacing="normal" fo:language="zxx" fo:country="none" fo:font-style="normal" style:text-underline-style="none" fo:font-weight="bold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fo:font-variant="normal" fo:text-transform="none" fo:color="#333333" style:text-line-through-style="none" style:font-name="Arial1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fo:color="#333333" style:text-line-through-style="none" style:font-name="Arial1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333333" style:text-line-through-style="none" fo:letter-spacing="normal" fo:font-style="normal" style:text-underline-style="none" fo:font-weight="bold" style:text-blinking="false"/>
    </style:style>
    <style:style style:name="T23" style:family="text">
      <style:text-properties fo:font-variant="normal" fo:text-transform="none" fo:color="#333333" style:text-line-through-style="none" fo:letter-spacing="normal" fo:language="ru" fo:country="RU" fo:font-style="normal" style:text-underline-style="none" fo:font-weight="normal" style:text-blinking="false"/>
    </style:style>
    <style:style style:name="T24" style:family="text">
      <style:text-properties fo:font-variant="normal" fo:text-transform="none" fo:color="#333333" style:text-line-through-style="none" fo:letter-spacing="normal" fo:language="ru" fo:country="RU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fo:color="#333333" style:text-line-through-style="none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variant="normal" fo:text-transform="none" fo:color="#333333" style:text-line-through-style="none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variant="normal" fo:text-transform="none" fo:color="#333333" style:text-line-through-style="none" style:font-name="Times New Roman" fo:font-size="12pt" fo:letter-spacing="normal" fo:language="zxx" fo:country="none" fo:font-style="normal" style:text-underline-style="none" fo:font-weight="normal" style:text-blinking="false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variant="normal" fo:text-transform="none" fo:color="#333333" style:text-line-through-style="none" style:font-name="Times New Roman" fo:font-size="12pt" fo:letter-spacing="normal" fo:language="zxx" fo:country="none" fo:font-style="normal" style:text-underline-style="none" fo:font-weight="normal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" style:family="text">
      <style:text-properties fo:font-variant="normal" fo:text-transform="none" fo:color="#333333" style:text-line-through-style="none" style:font-name="Times New Roman" fo:font-size="12pt" fo:letter-spacing="normal" fo:language="zxx" fo:country="none" fo:font-style="normal" style:text-underline-style="none" fo:font-weight="bold" style:text-blinking="fals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0" style:family="text">
      <style:text-properties fo:font-variant="normal" fo:text-transform="none" fo:color="#333333" style:font-name="Arial1" fo:font-size="11.25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999999" style:text-line-through-style="none" style:font-name="Arial1" fo:font-size="12pt" fo:letter-spacing="normal" fo:language="zxx" fo:country="none" fo:font-style="normal" style:text-underline-style="none" fo:font-weight="normal" style:text-blinking="false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font-variant="normal" fo:text-transform="none" fo:color="#999999" style:text-line-through-style="none" style:font-name="Arial1" fo:font-size="12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color="#000000" style:text-line-through-style="none" fo:language="ru" fo:country="RU" style:text-underline-style="none" style:text-blinking="false"/>
    </style:style>
    <style:style style:name="T37" style:family="text">
      <style:text-properties fo:color="#000000" style:text-line-through-style="none" fo:language="ru" fo:country="RU" style:text-underline-style="none" style:text-blinking="false" style:font-weight-asian="normal" style:font-weight-complex="normal"/>
    </style:style>
    <style:style style:name="T38" style:family="text">
      <style:text-properties fo:color="#000000" style:text-line-through-styl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fo:color="#000000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T40" style:family="text">
      <style:text-properties fo:font-weight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58cm" fo:text-indent="-0.635cm" fo:margin-left="10.4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728cm" fo:text-indent="-0.635cm" fo:margin-left="11.7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98cm" fo:text-indent="-0.635cm" fo:margin-left="12.9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68cm" fo:text-indent="-0.635cm" fo:margin-left="14.2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903cm" fo:text-indent="-0.635cm" fo:margin-left="14.9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538cm" fo:text-indent="-0.635cm" fo:margin-left="15.53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3">Принципы проектирования классов (S.O.L.I.D.)</text:span></text:h>
      <text:list xml:id="list3388030863954679852" text:style-name="L3">
        <text:list-item>
          <text:p text:style-name="P10"><text:span text:style-name="T9">Принцип единственности ответственности (The Single Responsibility Principle)</text:span></text:p>
        </text:list-item>
      </text:list>
      <text:list xml:id="list8690032005727029671" text:style-name="L1">
        <text:list-header>
          <text:p text:style-name="P7"><text:span text:style-name="T21">Формулировка: </text:span><text:span text:style-name="T22">не должно быть больше одной причины для изменения класса</text:span><text:span text:style-name="T4">. </text:span><text:span text:style-name="T21">Если у объекта много ответвенности, то и меняться он будет очень часто. Таким образом, если класс имеет больше одной ответственности, то это ведет к хрупкости дизайна и ошибкам в неожиданных местах при изменениях кода.</text:span><text:span text:style-name="T4"> </text:span><text:span text:style-name="T5">Всегда нужно стараться выделить одну конкретную задачу под класс и не перегружать его. Это позволит легче адаптировать код для повторного использования и облегчит тестирование и расширение системы.</text:span></text:p>
        </text:list-header>
      </text:list>
      <text:list xml:id="list3980887493548928209" text:style-name="L4">
        <text:list-item>
          <text:p text:style-name="P11"><text:span text:style-name="T11">Принцип открытости/закрытости (The Open Closed Principle)</text:span></text:p>
          <text:p text:style-name="P8"><text:span text:style-name="T23">Формулировка: </text:span><text:span text:style-name="T24">программные сущности (классы, модули, функции и т.д.) должны быть открыты для расширения, но закрыты для изменения</text:span><text:span text:style-name="T6"> .</text:span></text:p>
        </text:list-item>
      </text:list>
      <text:list xml:id="list2305353637531111967" text:style-name="L7">
        <text:list-item>
          <text:p text:style-name="P4"><text:span text:style-name="T14">Принцип замещения Лисков (The Liskov Substitution Principle)</text:span></text:p>
        </text:list-item>
      </text:list>
      <text:list xml:id="list42399307" text:continue-list="list3980887493548928209" text:style-name="L4">
        <text:list-header>
          <text:p text:style-name="P9"><text:span text:style-name="T36">Формулировка №1: </text:span><text:span text:style-name="T37">eсли для каждого объекта o1 типа S существует объект o2 типа T, который для всех программ P определен в терминах T, то поведение P не изменится, если o1 заменить на o2 при условии, что S является подтипом T.</text:span></text:p>
        </text:list-header>
      </text:list>
      <text:p text:style-name="P15"><text:tab/>Формулировка №2: <text:span text:style-name="T43">подтипы должны быть заменяемы базовыми типами.</text:span></text:p>
      <text:list xml:id="list42395773" text:continue-list="list8690032005727029671" text:style-name="L1">
        <text:list-header>
          <text:p text:style-name="P3"><text:span text:style-name="T27">Есть формальный способ понять, что наследование является ошибочным. Это можно сделать с помощью проектирования по контракту. Бернард Мейер, его автор, сформулировал следующий принцип: Наследуемый объект может заменить родительское пред-условие на такое же или более слабое и родительское пост-условие на такое же или более сильное.</text:span></text:p>
        </text:list-header>
      </text:list>
      <text:list xml:id="list42407993" text:continue-list="list2305353637531111967" text:style-name="L7">
        <text:list-item>
          <text:p text:style-name="P4"><text:span text:style-name="T14">Принцип разделения интерфейса (The Interface Segregation Principle)</text:span></text:p>
          <text:p text:style-name="P4"><text:span text:style-name="T28">Формулировка: </text:span><text:span text:style-name="T29">клиенты не должны зависеть от методов, которые они не используют</text:span><text:span text:style-name="T14">. </text:span><text:span text:style-name="T10">Е</text:span><text:span text:style-name="T17">сли клиенты интерфейса разделены, то и интерфейс должен быть разделен соответствующим образом.</text:span><text:span text:style-name="T7"> </text:span></text:p>
        </text:list-item>
      </text:list>
      <text:p text:style-name="P1"><text:span text:style-name="T7"><draw:frame draw:style-name="fr1" draw:name="Графический объект1" text:anchor-type="as-char" svg:width="10.583cm" svg:height="6.112cm" draw:z-index="0"><draw:image xlink:href="http://3.bp.blogspot.com/_DierrJpucHM/SwWmftbxNgI/AAAAAAAAAHw/oJyFAuwKCcw/s400/Разделение+интерфейса.png" xlink:type="simple" xlink:show="embed" xlink:actuate="onLoad"/></draw:frame></text:span><text:span text:style-name="T7"> </text:span></text:p>
      <text:p text:style-name="P12"><text:span text:style-name="T7"/></text:p>
      <text:list xml:id="list42398275" text:continue-numbering="true" text:style-name="L7">
        <text:list-item>
          <text:p text:style-name="P4"><text:span text:style-name="T14">Принцип инверсии зависимости (The Dependency Inversion Principle)</text:span></text:p>
          <text:list>
            <text:list-item>
              <text:p text:style-name="P14"><text:span text:style-name="T13">Модули верхнего уровня не должны зависеть от модулей нижнего уровня. Оба должны зависеть от абстракции.</text:span><text:span text:style-name="T31"> </text:span></text:p>
            </text:list-item>
            <text:list-item>
              <text:p text:style-name="P14"><text:span text:style-name="T33">Абстракции </text:span><text:span text:style-name="T31">не должны зависеть от деталей. Детали должны зависеть от абстракций.</text:span></text:p>
            </text:list-item>
          </text:list>
        </text:list-item>
      </text:list>
      <text:p text:style-name="P12"><text:soft-page-break/><text:span text:style-name="T31"/></text:p>
      <text:p text:style-name="P12"><text:span text:style-name="T31"/></text:p>
      <text:p text:style-name="P1"><text:span text:style-name="T31"><draw:frame draw:style-name="fr1" draw:name="Графический объект2" text:anchor-type="as-char" svg:width="10.583cm" svg:height="4.366cm" draw:z-index="1"><draw:image xlink:href="http://1.bp.blogspot.com/_DierrJpucHM/SyCV-fWBf3I/AAAAAAAAAJo/-SPJfMcQsXE/s400/Инвертированная+архитектура.png" xlink:type="simple" xlink:show="embed" xlink:actuate="onLoad"/></draw:frame></text:span><text:span text:style-name="T31"> </text:span></text:p>
      <text:p text:style-name="P2"><text:span text:style-name="T31"><text:tab/></text:span><text:span text:style-name="T30">В данном случае каждый слой отдельно представлен абстрактными классами/интерфейсами. Сам слой наследуется от этого абстрактного слоя (например, Business Layer реализует интерфейсы, которые объявлены в Business Layer Abstract). Все классы верхнего уровня используют нижележащий уровень через его абстрактный слой. Таким образом ни один слой не зависит от деталей другого. Напротив, они зависят только от абстракций.</text:span></text:p>
      <text:list xml:id="list9068655306207154394" text:style-name="L11">
        <text:list-header>
          <text:p text:style-name="P13"><text:span text:style-name="T7"/></text:p>
        </text:list-header>
      </text:list>
      <text:list xml:id="list428745688744363056" text:style-name="L8">
        <text:list-header>
          <text:p text:style-name="P5"><text:span text:style-name="T27"/></text:p>
        </text:list-header>
      </text:list>
      <text:p text:style-name="P2"><text:span text:style-name="T27"/></text:p>
      <text:list xml:id="list42398691" text:continue-list="list42399307" text:style-name="L4">
        <text:list-header>
          <text:p text:style-name="P8"><text:span text:style-name="T5"/></text:p>
        </text:list-header>
      </text:list>
      <text:p text:style-name="P6"><text:span text:style-name="T5"/></text:p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Helvetica, FreeSans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18S</meta:editing-duration>
    <meta:editing-cycles>6</meta:editing-cycles>
    <meta:generator>OpenOffice/4.1.0$Win32 OpenOffice.org_project/410m18$Build-9764</meta:generator>
    <dc:date>2014-08-20T22:24:29.32</dc:date>
    <meta:document-statistic meta:table-count="0" meta:image-count="2" meta:object-count="0" meta:page-count="2" meta:paragraph-count="18" meta:word-count="332" meta:character-count="2395"/>
    <meta:user-defined meta:name="Info 1"/>
    <meta:user-defined meta:name="Info 2"/>
    <meta:user-defined meta:name="Info 3"/>
    <meta:user-defined meta:name="Info 4"/>
  </office:meta>
</office:document-meta>
</file>